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ยอดเยี่ยมครับ 🎯 เราจะเริ่มสร้าง <text:span text:style-name="Strong_20_Emphasis">NestJS Backend โปรเจกต์ใหม่ตั้งแต่ต้น</text:span> พร้อมรองรับ <text:span text:style-name="Source_20_Text">.env.dev</text:span>, <text:span text:style-name="Source_20_Text">.env.prod</text:span> ก่อน แล้วค่อยต่อระบบ auth ภายหลัง</text:p>
      <text:p text:style-name="Horizontal_20_Line"/>
      <text:h text:style-name="Heading_20_2" text:outline-level="2">✅ ขั้นตอนเริ่มต้น (พร้อม <text:span text:style-name="Source_20_Text">.env.dev / .env.prod</text:span>)</text:h>
      <text:h text:style-name="Heading_20_3" text:outline-level="3">📁 Step 1: สร้างโปรเจกต์ใหม่</text:h>
      <text:p text:style-name="Preformatted_20_Text"><text:span text:style-name="Source_20_Text">cd D:\PROJECT\kornpassorn-care</text:span></text:p>
      <text:p text:style-name="P1"><text:span text:style-name="Source_20_Text">nest new backend</text:span></text:p>
      <text:p text:style-name="Text_20_body">เลือก:</text:p>
      <text:list text:style-name="L1">
        <text:list-item>
          <text:p text:style-name="P2">✅ Package manager → <text:span text:style-name="Source_20_Text">npm</text:span></text:p>
        </text:list-item>
        <text:list-item>
          <text:p text:style-name="P2">✅ สร้างไฟล์ในโฟลเดอร์ <text:span text:style-name="Source_20_Text">backend/</text:span></text:p>
        </text:list-item>
      </text:list>
      <text:p text:style-name="Horizontal_20_Line"/>
      <text:h text:style-name="Heading_20_3" text:outline-level="3">📁 Step 2: ติดตั้ง dotenv config</text:h>
      <text:p text:style-name="Preformatted_20_Text"><text:span text:style-name="Source_20_Text">cd backend</text:span></text:p>
      <text:p text:style-name="P1"><text:span text:style-name="Source_20_Text">npm install @nestjs/config</text:span></text:p>
      <text:p text:style-name="Horizontal_20_Line"/>
      <text:h text:style-name="Heading_20_3" text:outline-level="3">📁 Step 3: สร้างไฟล์ <text:span text:style-name="Source_20_Text">.env.dev</text:span> และ <text:span text:style-name="Source_20_Text">.env.prod</text:span></text:h>
      <text:h text:style-name="Heading_20_4" text:outline-level="4">🔹 <text:span text:style-name="Source_20_Text">.env.dev</text:span></text:h>
      <text:p text:style-name="Preformatted_20_Text"><text:span text:style-name="Source_20_Text">PORT=3000</text:span></text:p>
      <text:p text:style-name="P1"><text:span text:style-name="Source_20_Text">APP_NAME=KornpassornDev</text:span></text:p>
      <text:h text:style-name="Heading_20_4" text:outline-level="4">🔹 <text:span text:style-name="Source_20_Text">.env.prod</text:span></text:h>
      <text:p text:style-name="Preformatted_20_Text"><text:span text:style-name="Source_20_Text">PORT=8080</text:span></text:p>
      <text:p text:style-name="P1"><text:span text:style-name="Source_20_Text">APP_NAME=KornpassornProd</text:span></text:p>
      <text:p text:style-name="Horizontal_20_Line"/>
      <text:h text:style-name="Heading_20_3" text:outline-level="3">📁 Step 4: แก้ไข <text:span text:style-name="Source_20_Text">src/app.module.ts</text:span></text:h>
      <text:p text:style-name="Preformatted_20_Text"><text:span text:style-name="Source_20_Text">// src/app.module.ts</text:span></text:p>
      <text:p text:style-name="Preformatted_20_Text"><text:span text:style-name="Source_20_Text">import { Module } from '@nestjs/common';</text:span></text:p>
      <text:p text:style-name="Preformatted_20_Text"><text:span text:style-name="Source_20_Text">import { ConfigModule } from '@nestjs/config';</text:span></text:p>
      <text:p text:style-name="Preformatted_20_Text"/>
      <text:p text:style-name="Preformatted_20_Text"><text:span text:style-name="Source_20_Text">@Module({</text:span></text:p>
      <text:p text:style-name="Preformatted_20_Text"><text:span text:style-name="Source_20_Text"><text:s text:c="2"/>imports: [</text:span></text:p>
      <text:p text:style-name="Preformatted_20_Text"><text:span text:style-name="Source_20_Text"><text:s text:c="4"/>ConfigModule.forRoot({</text:span></text:p>
      <text:p text:style-name="Preformatted_20_Text"><text:span text:style-name="Source_20_Text"><text:s text:c="6"/>isGlobal: true,</text:span></text:p>
      <text:p text:style-name="Preformatted_20_Text"><text:span text:style-name="Source_20_Text"><text:s text:c="6"/>envFilePath: `.env.${process.env.NODE_ENV || 'dev'}`,</text:span></text:p>
      <text:p text:style-name="Preformatted_20_Text"><text:span text:style-name="Source_20_Text"><text:s text:c="4"/>}),</text:span></text:p>
      <text:p text:style-name="Preformatted_20_Text"><text:soft-page-break/><text:span text:style-name="Source_20_Text"><text:s text:c="2"/>],</text:span></text:p>
      <text:p text:style-name="Preformatted_20_Text"><text:span text:style-name="Source_20_Text">})</text:span></text:p>
      <text:p text:style-name="P1"><text:span text:style-name="Source_20_Text">export class AppModule {}</text:span></text:p>
      <text:p text:style-name="Horizontal_20_Line"/>
      <text:h text:style-name="Heading_20_3" text:outline-level="3">📁 Step 5: แก้ <text:span text:style-name="Source_20_Text">src/main.ts</text:span> ให้ใช้ config</text:h>
      <text:p text:style-name="Preformatted_20_Text"><text:span text:style-name="Source_20_Text">// src/main.ts</text:span></text:p>
      <text:p text:style-name="Preformatted_20_Text"><text:span text:style-name="Source_20_Text">import { NestFactory } from '@nestjs/core';</text:span></text:p>
      <text:p text:style-name="Preformatted_20_Text"><text:span text:style-name="Source_20_Text">import { AppModule } from './app.module';</text:span></text:p>
      <text:p text:style-name="Preformatted_20_Text"><text:span text:style-name="Source_20_Text">import { ConfigService } from '@nestjs/config';</text:span></text:p>
      <text:p text:style-name="Preformatted_20_Text"/>
      <text:p text:style-name="Preformatted_20_Text"><text:span text:style-name="Source_20_Text">async function bootstrap() {</text:span></text:p>
      <text:p text:style-name="Preformatted_20_Text"><text:span text:style-name="Source_20_Text"><text:s text:c="2"/>const app = await NestFactory.create(AppModule);</text:span></text:p>
      <text:p text:style-name="Preformatted_20_Text"><text:span text:style-name="Source_20_Text"><text:s text:c="2"/>const config = app.get(ConfigService);</text:span></text:p>
      <text:p text:style-name="Preformatted_20_Text"/>
      <text:p text:style-name="Preformatted_20_Text"><text:span text:style-name="Source_20_Text"><text:s text:c="2"/>const port = config.get&lt;number&gt;('PORT') || 3000;</text:span></text:p>
      <text:p text:style-name="Preformatted_20_Text"><text:span text:style-name="Source_20_Text"><text:s text:c="2"/>await app.listen(port);</text:span></text:p>
      <text:p text:style-name="Preformatted_20_Text"><text:span text:style-name="Source_20_Text"><text:s text:c="2"/>console.log(`✅ Running on port ${port}`);</text:span></text:p>
      <text:p text:style-name="Preformatted_20_Text"><text:span text:style-name="Source_20_Text">}</text:span></text:p>
      <text:p text:style-name="P1"><text:span text:style-name="Source_20_Text">bootstrap();</text:span></text:p>
      <text:p text:style-name="Horizontal_20_Line"/>
      <text:h text:style-name="Heading_20_3" text:outline-level="3">📁 Step 6: เพิ่ม script ใน <text:span text:style-name="Source_20_Text">package.json</text:span></text:h>
      <text:p text:style-name="Preformatted_20_Text"><text:span text:style-name="Source_20_Text">"scripts": {</text:span></text:p>
      <text:p text:style-name="Preformatted_20_Text"><text:span text:style-name="Source_20_Text"><text:s text:c="2"/>"start": "nest start",</text:span></text:p>
      <text:p text:style-name="Preformatted_20_Text"><text:span text:style-name="Source_20_Text"><text:s text:c="2"/>"start:dev": "cross-env NODE_ENV=dev nest start --watch",</text:span></text:p>
      <text:p text:style-name="Preformatted_20_Text"><text:span text:style-name="Source_20_Text"><text:s text:c="2"/>"start:prod": "cross-env NODE_ENV=prod node dist/main.js",</text:span></text:p>
      <text:p text:style-name="Preformatted_20_Text"><text:span text:style-name="Source_20_Text"><text:s text:c="2"/>"build": "nest build"</text:span></text:p>
      <text:p text:style-name="P1"><text:span text:style-name="Source_20_Text">}</text:span></text:p>
      <text:p text:style-name="Text_20_body">จากนั้นติดตั้ง <text:span text:style-name="Source_20_Text">cross-env</text:span>:</text:p>
      <text:p text:style-name="P1"><text:span text:style-name="Source_20_Text">npm install cross-env --save-dev</text:span></text:p>
      <text:p text:style-name="Horizontal_20_Line"/>
      <text:h text:style-name="Heading_20_3" text:outline-level="3">📁 Step 7: ทดสอบ</text:h>
      <text:h text:style-name="Heading_20_4" text:outline-level="4">✅ Development mode</text:h>
      <text:p text:style-name="P1"><text:span text:style-name="Source_20_Text">npm run start:dev</text:span></text:p>
      <text:p text:style-name="Text_20_body">ควรแสดง log:</text:p>
      <text:p text:style-name="P1"><text:span text:style-name="Source_20_Text">✅ Running on port 3000</text:span></text:p>
      <text:h text:style-name="Heading_20_4" text:outline-level="4">✅ Production mode</text:h>
      <text:p text:style-name="Preformatted_20_Text"><text:span text:style-name="Source_20_Text">npm run build</text:span></text:p>
      <text:p text:style-name="P1"><text:span text:style-name="Source_20_Text">npm run start:prod</text:span></text:p>
      <text:p text:style-name="Text_20_body"><text:soft-page-break/>ควรแสดง log:</text:p>
      <text:p text:style-name="P1"><text:span text:style-name="Source_20_Text">✅ Running on port 8080</text:span></text:p>
      <text:p text:style-name="Horizontal_20_Line"/>
      <text:h text:style-name="Heading_20_2" text:outline-level="2">✅ พร้อมแล้วสำหรับเพิ่ม Auth</text:h>
      <text:p text:style-name="Text_20_body">ตอนนี้คุณมี NestJS ที่แยก <text:span text:style-name="Source_20_Text">.env.dev</text:span> และ <text:span text:style-name="Source_20_Text">.env.prod</text:span> พร้อมใช้แล้ว 🔥<text:line-break/>ขั้นถัดไปถ้าต้องการ:</text:p>
      <text:list text:style-name="L2">
        <text:list-item>
          <text:p text:style-name="P3">เพิ่ม <text:span text:style-name="Source_20_Text">AuthModule</text:span> และ JWT login mock</text:p>
        </text:list-item>
        <text:list-item>
          <text:p text:style-name="P3">หรือสร้าง <text:span text:style-name="Source_20_Text">UsersModule</text:span>, <text:span text:style-name="Source_20_Text">PatientModule</text:span></text:p>
        </text:list-item>
        <text:list-item>
          <text:p text:style-name="P3">หรือเชื่อมกับ Angular frontend</text:p>
        </text:list-item>
      </text:list>
      <text:p text:style-name="Text_20_body">แค่พิมพ์บอกว่า "ต่อ auth ให้เลย" หรือ "ขอ users + login flow" เดี๋ยวจัดให้ครับ 🚀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00:09:37.996360600</meta:creation-date>
    <dc:date>2025-06-24T00:09:39.135662000</dc:date>
    <meta:editing-duration>PT1S</meta:editing-duration>
    <meta:editing-cycles>1</meta:editing-cycles>
    <meta:document-statistic meta:table-count="0" meta:image-count="0" meta:object-count="0" meta:page-count="3" meta:paragraph-count="69" meta:word-count="509" meta:character-count="1894" meta:non-whitespace-character-count="1666"/>
    <meta:generator>LibreOffice/25.2.4.3$Windows_X86_64 LibreOffice_project/33e196637044ead23f5c3226cde09b47731f7e27</meta:generator>
  </office:meta>
</office:document-meta>
</file>